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AAD0902AA72885EE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.499cm" fo:margin-bottom="0cm" fo:text-align="center" fo:text-indent="0cm"/>
    </style:style>
    <style:style style:name="P6" style:family="paragraph">
      <style:paragraph-properties fo:margin-left="0cm" fo:margin-right="0cm" fo:margin-top="0.499cm" fo:margin-bottom="0cm" fo:text-align="center" fo:text-indent="0cm"/>
      <style:text-properties fo:font-size="40pt" style:font-size-asian="40pt" style:font-size-complex="40pt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Présentation de Sym CRM</text:p>
            <text:p text:style-name="P1"/>
            <text:p text:style-name="P1">Lucien HAMM</text:p>
            <text:p text:style-name="P1"/>
            <text:p text:style-name="P1">10 mars 20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text-style-name="P4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Pourquoi Sym CRM ?</text:span></text:p>
              </text:list-item>
              <text:list-item>
                <text:p text:style-name="P4"><text:span text:style-name="T1">Les outils de développement</text:span></text:p>
              </text:list-item>
              <text:list-item>
                <text:p text:style-name="P4"><text:span text:style-name="T1">La gestion de projet</text:span></text:p>
              </text:list-item>
              <text:list-item>
                <text:p text:style-name="P4"><text:span text:style-name="T1">La base de données</text:span></text:p>
              </text:list-item>
              <text:list-item>
                <text:p text:style-name="P4"><text:span text:style-name="T1">La démonstration</text:span></text:p>
              </text:list-item>
              <text:list-item>
                <text:p text:style-name="P4"><text:span text:style-name="T1">Les difficultés</text:span></text:p>
              </text:list-item>
              <text:list-item>
                <text:p text:style-name="P4"><text:span text:style-name="T1">Les axes d’amélioration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list text:style-name="L4">
              <text:list-header>
                <text:p text:style-name="P5">POURQUOI SYM CRM ?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estion de la relation client</text:p>
              </text:list-item>
              <text:list-item>
                <text:p>Calendrier d’événements</text:p>
              </text:list-item>
              <text:list-item>
                <text:p>Carnet de contacts</text:p>
              </text:list-item>
              <text:list-item>
                <text:p>Multi-utilisateurs et rôles</text:p>
              </text:list-item>
              <text:list-item>
                <text:p>Gestion d’équipes</text:p>
              </text:list-item>
              <text:list-item>
                <text:p>Tableau de bord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list text:style-name="L4">
              <text:list-header>
                <text:p text:style-name="P6"><text:span text:style-name="T2">LES OUTILS DE DÉVELOPPEMENT</text:span>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TML, CSS et Bulma pour le design</text:p>
              </text:list-item>
              <text:list-item>
                <text:p>JS pour l’interactivité</text:p>
              </text:list-item>
              <text:list-item>
                <text:p>PHP pour le back-end (côté serveur)</text:p>
              </text:list-item>
              <text:list-item>
                <text:p>MySQL pour la base de données</text:p>
              </text:list-item>
              <text:list-item>
                <text:p>Symfony pour le framework back-end</text:p>
              </text:list-item>
              <text:list-item>
                <text:p>Twig pour les vues (pages visibles)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list text:style-name="L4">
              <text:list-header>
                <text:p text:style-name="P6"><text:span text:style-name="T2">LA GESTION DE PROJET</text:span>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 kanban (ou Trello-like)</text:p>
              </text:list-item>
              <text:list-item>
                <text:p>Le diagramme de Gantt</text:p>
              </text:list-item>
              <text:list-item>
                <text:p>Le cahier des charges</text:p>
              </text:list-item>
              <text:list-item>
                <text:p>Le Modèle Conceptuel de Données</text:p>
              </text:list-item>
              <text:list-item>
                <text:p>La veille technologique</text:p>
              </text:list-item>
              <text:list-item>
                <text:p>L’optimisation de code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list text:style-name="L4">
              <text:list-header>
                <text:p text:style-name="P6"><text:span text:style-name="T2">LA BASE DE DONNÉES</text:span>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(mon MCD)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list text:style-name="L4">
              <text:list-header>
                <text:p text:style-name="P6"><text:span text:style-name="T2">LA DÉMONSTRATION</text:span>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a page d’accueil</text:p>
              </text:list-item>
              <text:list-item>
                <text:p>Le tableau de bord</text:p>
              </text:list-item>
              <text:list-item>
                <text:p>Les utilisateurs</text:p>
              </text:list-item>
              <text:list-item>
                <text:p>Les équipes</text:p>
              </text:list-item>
              <text:list-item>
                <text:p>Les contacts</text:p>
              </text:list-item>
              <text:list-item>
                <text:p>Les événements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list text:style-name="L4">
              <text:list-header>
                <text:p text:style-name="P6"><text:span text:style-name="T2">LES DIFFICULTÉS</text:span></text:p>
              </text:list-header>
            </text:list>
          </draw:text-box>
        </draw:frame>
        <draw:frame presentation:style-name="pr4" draw:layer="layout" svg:width="25cm" svg:height="10.515cm" svg:x="1.4cm" svg:y="3.685cm" presentation:class="outline" presentation:user-transformed="true">
          <draw:text-box>
            <text:list text:style-name="L3">
              <text:list-item>
                <text:p>La maîtrise des outils</text:p>
              </text:list-item>
              <text:list-item>
                <text:p>Les formulaires</text:p>
              </text:list-item>
              <text:list-item>
                <text:p>Les fenêtres modales</text:p>
              </text:list-item>
              <text:list-item>
                <text:p>Les requêtes asynchrones (Ajax, Fetch, Axios…)</text:p>
              </text:list-item>
              <text:list-item>
                <text:p>La structure du code</text:p>
              </text:list-item>
              <text:list-item>
                <text:p>Les tests (unitaires et end-to-end)</text:p>
              </text:list-item>
              <text:list-item>
                <text:p>La mise en ligne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list text:style-name="L4">
              <text:list-header>
                <text:p text:style-name="P6"><text:span text:style-name="T2">LES AXES D’AMÉLIORATION</text:span></text:p>
              </text:list-header>
            </text:list>
          </draw:text-box>
        </draw:frame>
        <draw:frame presentation:style-name="pr4" draw:layer="layout" svg:width="25.4cm" svg:height="10.715cm" svg:x="1.4cm" svg:y="3.685cm" presentation:class="outline" presentation:user-transformed="true">
          <draw:text-box>
            <text:list text:style-name="L3">
              <text:list-item>
                <text:p>Le calendrier des événements</text:p>
              </text:list-item>
              <text:list-item>
                <text:p>L’authentification et les rôles</text:p>
              </text:list-item>
              <text:list-item>
                <text:p>La gestion des équipes</text:p>
              </text:list-item>
              <text:list-item>
                <text:p>Les actions en temps réel (validation, filtres)</text:p>
              </text:list-item>
              <text:list-item>
                <text:p>Le profil d’un utilisateur</text:p>
              </text:list-item>
              <text:list-item>
                <text:p>La pagination</text:p>
              </text:list-item>
              <text:list-item>
                <text:p>L’envoi d’e-mails (mot de passe oublié)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280000001AAD0902AA72885EEC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3:14:58.224364271</meta:creation-date>
    <dc:date>2022-03-08T23:45:06.081258553</dc:date>
    <meta:editing-duration>PT29M45S</meta:editing-duration>
    <meta:editing-cycles>43</meta:editing-cycles>
    <meta:generator>LibreOffice/6.4.7.2$Linux_X86_64 LibreOffice_project/40$Build-2</meta:generator>
    <meta:document-statistic meta:object-count="56"/>
  </office:meta>
</office:document-meta>
</file>